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724.25pt"/>
    </style:style>
    <style:style style:name="co4" style:family="table-column">
      <style:table-column-properties fo:break-before="auto" style:column-width="150.8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311.56pt"/>
    </style:style>
    <style:style style:name="co8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52.25pt"/>
    </style:style>
    <style:style style:name="co11" style:family="table-column">
      <style:table-column-properties fo:break-before="auto" style:column-width="122.8pt"/>
    </style:style>
    <style:style style:name="co12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fo:background-color="#ff3300"/>
      <style:text-properties style:text-position=""/>
    </style:style>
    <style:style style:name="ce6" style:family="table-cell" style:parent-style-name="Default" style:data-style-name="N1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ff3300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MonteCarlo (scimark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Sle (Add w32 (Mul w32 N0:(ReadLSB w32 0 x) N0) (Mul w32 N1:(ReadLSB w32 0 y) N1)) 1))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!((((x * x) + (y * y)) * (1 - (((((x_error + x_error) - (x_error * x_error)) * (x * x)) + (((y_error + y_error) - (y_error * y_error)) * (y * y))) / ((x * x) + (y * y))))) &lt;= 1)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3.562499e+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Path 2</text:p>
          </table:table-cell>
          <table:table-cell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Sle (Add w32 (Mul w32 N0:(ReadLSB w32 0 x) N0) (Mul w32 N1:(ReadLSB w32 0 y) N1)) 1)] false)</text:p>
          </table:table-cell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(((x * x) + (y * y)) * (1 - (((((x_error + x_error) - (x_error * x_error)) * (x * x)) + (((y_error + y_error) - (y_error * y_error)) * (y * y))) / ((x * x) + (y * y))))) &lt;= 1)</text:p>
          </table:table-cell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562499e+00</text:p>
          </table:table-cell>
        </table:table-row>
      </table:table>
      <table:table table:name="Path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/>
        </table:table-row>
        <table:table-row table:style-name="ro1">
          <table:table-cell office:value-type="string" calcext:value-type="string">
            <text:p>under_curv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 / Error analysis produces gradient &lt; 0.5</text:p>
          </table:table-cell>
          <table:table-cell office:value-type="string" calcext:value-type="string">
            <text:p>0.0649281 + 0.344024 x</text:p>
          </table:table-cell>
          <table:table-cell office:value-type="float" office:value="0.23694" calcext:value-type="float">
            <text:p>0.2369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 / Error analysis produces gradient &lt; 0.5</text:p>
          </table:table-cell>
          <table:table-cell office:value-type="string" calcext:value-type="string">
            <text:p>0.10585 + 0.654314 x</text:p>
          </table:table-cell>
          <table:table-cell office:value-type="float" office:value="0.433008" calcext:value-type="float">
            <text:p>0.433008</text:p>
          </table:table-cell>
        </table:table-row>
        <table:table-row table:style-name="ro1">
          <table:table-cell office:value-type="string" calcext:value-type="string">
            <text:p>num_sample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dition variabl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6" table:formula="of:=5/6" office:value-type="percentage" office:value="0.833333333333333" calcext:value-type="percentage">
            <text:p>83.33%</text:p>
          </table:table-cell>
          <table:table-cell table:number-columns-repeated="4"/>
        </table:table-row>
      </table:table>
      <table:table table:name="ApproxSymate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formula="of:=SUMPRODUCT(NOT(ISBLANK([.C4:.C9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Method name</text:p>
          </table:table-cell>
          <table:table-cell table:style-name="ce7" office:value-type="string" calcext:value-type="string">
            <text:p>Variable name</text:p>
          </table:table-cell>
          <table:table-cell table:style-name="ce7" office:value-type="string" calcext:value-type="string">
            <text:p>Approximable (Enerj)?</text:p>
          </table:table-cell>
          <table:table-cell table:style-name="ce7" office:value-type="string" calcext:value-type="string">
            <text:p>Approximable (ApproxSymate)?</text:p>
          </table:table-cell>
          <table:table-cell/>
        </table:table-row>
        <table:table-row table:style-name="ro1">
          <table:table-cell office:value-type="string" calcext:value-type="string">
            <text:p>MonteCarlo_integrate</text:p>
          </table:table-cell>
          <table:table-cell office:value-type="string" calcext:value-type="string">
            <text:p>under_curve</text:p>
          </table:table-cell>
          <table:table-cell table:number-columns-repeated="2" office:value-type="string" calcext:value-type="string">
            <text:p>N</text:p>
          </table:table-cell>
          <table:table-cell table:formula="of:=IF([.C4]=&quot;N&quot;;IF([.D4]=&quot;N&quot;;&quot;TN&quot;;&quot;FP&quot;);IF([.D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onteCarlo_integrate</text:p>
          </table:table-cell>
          <table:table-cell office:value-type="string" calcext:value-type="string">
            <text:p>count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result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office:value-type="string" calcext:value-type="string">
            <text:p>MonteCarlo_integrat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formula="of:=IF([.C7]=&quot;N&quot;;IF([.D7]=&quot;N&quot;;&quot;TN&quot;;&quot;FP&quot;);IF([.D7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MonteCarlo_integra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formula="of:=IF([.C8]=&quot;N&quot;;IF([.D8]=&quot;N&quot;;&quot;TN&quot;;&quot;FP&quot;);IF([.D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MonteCarlo_integrate</text:p>
          </table:table-cell>
          <table:table-cell office:value-type="string" calcext:value-type="string">
            <text:p>num_samples</text:p>
          </table:table-cell>
          <table:table-cell table:number-columns-repeated="2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ycles</text:p>
          </table:table-cell>
          <table:table-cell table:number-columns-repeated="2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E3:.E10];&quot;=TP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N</text:p>
          </table:table-cell>
          <table:table-cell table:style-name="ce13" table:formula="of:=COUNTIFS([.E3:.E10];&quot;=TN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</text:p>
          </table:table-cell>
          <table:table-cell table:style-name="ce13" table:formula="of:=COUNTIFS([.E3:.E10];&quot;=FP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</text:p>
          </table:table-cell>
          <table:table-cell table:style-name="ce13" table:formula="of:=COUNTIFS([.E3:.E10];&quot;=FN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 </text:p>
          </table:table-cell>
          <table:table-cell table:formula="of:=([.B13]+[.B14])/SUM([.B13:.B16])" office:value-type="float" office:value="0.857142857142857" calcext:value-type="float">
            <text:p>0.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</text:p>
          </table:table-cell>
          <table:table-cell table:formula="of:= [.B13]/([.B13]+[.B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13]/([.B13]+[.B16])" office:value-type="float" office:value="0.666666666666667" calcext:value-type="float">
            <text:p>0.66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1:15:33.897800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24T11:24:42.372799866</dc:date>
    <meta:editing-duration>PT1H6M7S</meta:editing-duration>
    <meta:editing-cycles>14</meta:editing-cycles>
    <meta:generator>LibreOffice/5.1.6.2$Linux_X86_64 LibreOffice_project/10m0$Build-2</meta:generator>
    <meta:document-statistic meta:table-count="3" meta:cell-count="110" meta:object-count="0"/>
  </office:meta>
</office:document-meta>
</file>